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9.74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BGO-ID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Z-Layer</text:p>
          </table:table-cell>
          <table:table-cell office:value-type="string" calcext:value-type="string">
            <text:p>Z-Offse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formula="of:=[.A2]" office:value-type="float" office:value="10" calcext:value-type="float">
            <text:p>10</text:p>
          </table:table-cell>
          <table:table-cell office:value-type="string" calcext:value-type="string">
            <text:p>background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formula="of:=[.A3]" office:value-type="float" office:value="10" calcext:value-type="float">
            <text:p>10</text:p>
          </table:table-cell>
          <table:table-cell office:value-type="string" calcext:value-type="string">
            <text:p>background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6" calcext:value-type="float">
            <text:p>76</text:p>
          </table:table-cell>
          <table:table-cell table:formula="of:=[.A4]" office:value-type="float" office:value="10" calcext:value-type="float">
            <text:p>10</text:p>
          </table:table-cell>
          <table:table-cell office:value-type="string" calcext:value-type="string">
            <text:p>background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7" calcext:value-type="float">
            <text:p>77</text:p>
          </table:table-cell>
          <table:table-cell table:formula="of:=[.A5]" office:value-type="float" office:value="10" calcext:value-type="float">
            <text:p>10</text:p>
          </table:table-cell>
          <table:table-cell office:value-type="string" calcext:value-type="string">
            <text:p>background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8" calcext:value-type="float">
            <text:p>78</text:p>
          </table:table-cell>
          <table:table-cell table:formula="of:=[.A6]" office:value-type="float" office:value="10" calcext:value-type="float">
            <text:p>10</text:p>
          </table:table-cell>
          <table:table-cell office:value-type="string" calcext:value-type="string">
            <text:p>background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A7]" office:value-type="float" office:value="20" calcext:value-type="float">
            <text:p>20</text:p>
          </table:table-cell>
          <table:table-cell office:value-type="string" calcext:value-type="string">
            <text:p>background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A8]" office:value-type="float" office:value="20" calcext:value-type="float">
            <text:p>20</text:p>
          </table:table-cell>
          <table:table-cell office:value-type="string" calcext:value-type="string">
            <text:p>background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[.A9]" office:value-type="float" office:value="20" calcext:value-type="float">
            <text:p>20</text:p>
          </table:table-cell>
          <table:table-cell office:value-type="string" calcext:value-type="string">
            <text:p>background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[.A10]" office:value-type="float" office:value="20" calcext:value-type="float">
            <text:p>20</text:p>
          </table:table-cell>
          <table:table-cell office:value-type="string" calcext:value-type="string">
            <text:p>background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formula="of:=[.A11]" office:value-type="float" office:value="25" calcext:value-type="float">
            <text:p>25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formula="of:=[.A12]" office:value-type="float" office:value="25" calcext:value-type="float">
            <text:p>25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table:formula="of:=[.A13]" office:value-type="float" office:value="25" calcext:value-type="float">
            <text:p>25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formula="of:=[.A14]" office:value-type="float" office:value="25" calcext:value-type="float">
            <text:p>25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[.A15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A16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formula="of:=[.A17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table:formula="of:=[.A18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164" calcext:value-type="float">
            <text:p>164</text:p>
          </table:table-cell>
          <table:table-cell table:formula="of:=[.A19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formula="of:=[.A20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table:formula="of:=[.A21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table:formula="of:=[.A22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table:formula="of:=[.A23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169" calcext:value-type="float">
            <text:p>169</text:p>
          </table:table-cell>
          <table:table-cell table:formula="of:=[.A24]" office:value-type="float" office:value="26" calcext:value-type="float">
            <text:p>2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A25]" office:value-type="float" office:value="30" calcext:value-type="float">
            <text:p>3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formula="of:=[.A26]" office:value-type="float" office:value="30" calcext:value-type="float">
            <text:p>3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-0.01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A2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A2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[.A2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A3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[.A3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A3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A3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A3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A3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formula="of:=[.A3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3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[.A3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A3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A4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formula="of:=[.A4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formula="of:=[.A4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A4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formula="of:=[.A4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[.A4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formula="of:=[.A4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A4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[.A4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[.A4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[.A5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[.A5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formula="of:=[.A5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A5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[.A5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formula="of:=[.A5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formula="of:=[.A5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table:formula="of:=[.A5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A5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formula="of:=[.A5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formula="of:=[.A6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[.A6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formula="of:=[.A6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formula="of:=[.A6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formula="of:=[.A6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formula="of:=[.A6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[.A6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formula="of:=[.A6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formula="of:=[.A6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formula="of:=[.A6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formula="of:=[.A7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formula="of:=[.A7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A7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formula="of:=[.A7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formula="of:=[.A7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[.A7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formula="of:=[.A7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formula="of:=[.A7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[.A7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formula="of:=[.A7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formula="of:=[.A8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[.A8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formula="of:=[.A8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table:formula="of:=[.A8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[.A8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[.A8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[.A8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formula="of:=[.A8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formula="of:=[.A8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A8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formula="of:=[.A9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table:formula="of:=[.A9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[.A9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table:formula="of:=[.A9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formula="of:=[.A9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A9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formula="of:=[.A9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formula="of:=[.A9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formula="of:=[.A9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formula="of:=[.A9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formula="of:=[.A10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table:formula="of:=[.A10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table:formula="of:=[.A10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formula="of:=[.A10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formula="of:=[.A10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formula="of:=[.A10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formula="of:=[.A10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table:formula="of:=[.A10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table:formula="of:=[.A10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table:formula="of:=[.A10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table:formula="of:=[.A11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table:formula="of:=[.A11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table:formula="of:=[.A11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[.A11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table:formula="of:=[.A11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table:formula="of:=[.A11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table:formula="of:=[.A11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formula="of:=[.A11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table:formula="of:=[.A11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table:formula="of:=[.A11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table:formula="of:=[.A12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formula="of:=[.A12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table:formula="of:=[.A12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table:formula="of:=[.A12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table:formula="of:=[.A12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formula="of:=[.A12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table:formula="of:=[.A12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formula="of:=[.A12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table:formula="of:=[.A12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formula="of:=[.A12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table:formula="of:=[.A13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table:formula="of:=[.A13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table:formula="of:=[.A13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table:formula="of:=[.A13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table:formula="of:=[.A13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table:formula="of:=[.A13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table:formula="of:=[.A13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formula="of:=[.A13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table:formula="of:=[.A13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table:formula="of:=[.A13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table:formula="of:=[.A14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table:formula="of:=[.A141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formula="of:=[.A142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table:formula="of:=[.A143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table:formula="of:=[.A144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table:formula="of:=[.A145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4" calcext:value-type="float">
            <text:p>184</text:p>
          </table:table-cell>
          <table:table-cell table:formula="of:=[.A146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table:formula="of:=[.A147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table:formula="of:=[.A148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table:formula="of:=[.A149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A150]" office:value-type="float" office:value="75" calcext:value-type="float">
            <text:p>75</text:p>
          </table:table-cell>
          <table:table-cell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table:formula="of:=[.A151]" office:value-type="float" office:value="76" calcext:value-type="float">
            <text:p>7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table:formula="of:=[.A152]" office:value-type="float" office:value="76" calcext:value-type="float">
            <text:p>7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table:formula="of:=[.A153]" office:value-type="float" office:value="76" calcext:value-type="float">
            <text:p>76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1</text:p>
          </table:table-cell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A154]" office:value-type="float" office:value="77" calcext:value-type="float">
            <text:p>77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A155]" office:value-type="float" office:value="80" calcext:value-type="float">
            <text:p>8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table:formula="of:=[.A156]" office:value-type="float" office:value="80" calcext:value-type="float">
            <text:p>8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140" calcext:value-type="float">
            <text:p>140</text:p>
          </table:table-cell>
          <table:table-cell table:formula="of:=[.A157]" office:value-type="float" office:value="80" calcext:value-type="float">
            <text:p>8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A158]" office:value-type="float" office:value="90" calcext:value-type="float">
            <text:p>9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formula="of:=[.A159]" office:value-type="float" office:value="90" calcext:value-type="float">
            <text:p>9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A160]" office:value-type="float" office:value="90" calcext:value-type="float">
            <text:p>9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[.A161]" office:value-type="float" office:value="90" calcext:value-type="float">
            <text:p>9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formula="of:=[.A162]" office:value-type="float" office:value="90" calcext:value-type="float">
            <text:p>9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table:formula="of:=[.A163]" office:value-type="float" office:value="90" calcext:value-type="float">
            <text:p>9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formula="of:=[.A164]" office:value-type="float" office:value="98" calcext:value-type="float">
            <text:p>98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formula="of:=[.A165]" office:value-type="float" office:value="98" calcext:value-type="float">
            <text:p>98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formula="of:=[.A166]" office:value-type="float" office:value="98" calcext:value-type="float">
            <text:p>98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formula="of:=[.A167]" office:value-type="float" office:value="98" calcext:value-type="float">
            <text:p>98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formula="of:=[.A168]" office:value-type="float" office:value="98" calcext:value-type="float">
            <text:p>98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table:formula="of:=[.A169]" office:value-type="float" office:value="98" calcext:value-type="float">
            <text:p>98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5</text:p>
          </table:table-cell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[.A170]" office:value-type="float" office:value="99" calcext:value-type="float">
            <text:p>99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table:formula="of:=[.A171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table:formula="of:=[.A172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[.A173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table:formula="of:=[.A174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table:formula="of:=[.A175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table:formula="of:=[.A176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[.A177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table:formula="of:=[.A178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formula="of:=[.A179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formula="of:=[.A180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table:formula="of:=[.A181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formula="of:=[.A182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table:formula="of:=[.A183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table:formula="of:=[.A184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formula="of:=[.A185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table:formula="of:=[.A186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formula="of:=[.A187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table:formula="of:=[.A188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table:formula="of:=[.A189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table:formula="of:=[.A190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formula="of:=[.A191]" office:value-type="float" office:value="125" calcext:value-type="float">
            <text:p>125</text:p>
          </table:table-cell>
          <table:table-cell office:value-type="string" calcext:value-type="string">
            <text:p>foregroun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38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Лист1.A2:Лист1.A191">
            <calcext:color-scale>
              <calcext:color-scale-entry calcext:value="0" calcext:type="minimum" calcext:color="#99ccff"/>
              <calcext:color-scale-entry calcext:value="50" calcext:type="percentile" calcext:color="#9999cc"/>
              <calcext:color-scale-entry calcext:value="0" calcext:type="maximum" calcext:color="#ff99c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03:37:58.9825878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0:32:34.607796432</meta:creation-date>
    <dc:date>2016-04-04T03:47:11.910363217</dc:date>
    <meta:editing-duration>PT3H42M26S</meta:editing-duration>
    <meta:editing-cycles>28</meta:editing-cycles>
    <meta:generator>LibreOffice/5.0.2.2$Linux_X86_64 LibreOffice_project/37b43f919e4de5eeaca9b9755ed688758a8251fe</meta:generator>
    <meta:document-statistic meta:table-count="1" meta:cell-count="955" meta:object-count="0"/>
  </office:meta>
</office:document-meta>
</file>